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666in"/>
    </style:style>
    <style:style style:name="Table1.B" style:family="table-column">
      <style:table-column-properties style:column-width="1.1979in"/>
    </style:style>
    <style:style style:name="Table1.C" style:family="table-column">
      <style:table-column-properties style:column-width="1.5451in"/>
    </style:style>
    <style:style style:name="Table1.E" style:family="table-column">
      <style:table-column-properties style:column-width="1.5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1.1979in"/>
    </style:style>
    <style:style style:name="Table2.C" style:family="table-column">
      <style:table-column-properties style:column-width="1.5451in"/>
    </style:style>
    <style:style style:name="Table2.E" style:family="table-column">
      <style:table-column-properties style:column-width="1.54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666in"/>
    </style:style>
    <style:style style:name="Table3.B" style:family="table-column">
      <style:table-column-properties style:column-width="1.1979in"/>
    </style:style>
    <style:style style:name="Table3.C" style:family="table-column">
      <style:table-column-properties style:column-width="1.5451in"/>
    </style:style>
    <style:style style:name="Table3.E" style:family="table-column">
      <style:table-column-properties style:column-width="1.54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fo:line-height="100%" style:page-number="1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color="#1d1c1d" fo:font-size="11.5pt" style:font-size-asian="11.5pt" style:font-size-complex="11.5pt" fo:background-color="#ffffff"/>
    </style:style>
    <style:style style:name="T4" style:family="text">
      <style:text-properties fo:color="#1d1c1d" fo:font-size="11.5pt" style:font-size-asian="11.5pt" style:font-size-complex="11.5pt" fo:background-color="#ffff00"/>
    </style:style>
    <style:style style:name="T5" style:family="text">
      <style:text-properties fo:background-color="#ffff00"/>
    </style:style>
    <style:style style:name="T6" style:family="text">
      <style:text-properties fo:background-color="#ff0000"/>
    </style:style>
    <style:style style:name="T7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tats Model Observations:</text:p>
      <text:p text:style-name="P1"/>
      <text:p text:style-name="P1"><draw:rect text:anchor-type="as-char" style:rel-width="100%" draw:z-index="0" draw:style-name="gr1" draw:text-style-name="P8" svg:width="0.0012in" svg:height="0.0213in"><text:p/></draw:rect></text:p>
      <text:p text:style-name="P1"/>
      <text:p text:style-name="P1"><text:span text:style-name="T1">Filtered for distance and time ( </text:span><text:span text:style-name="T1"><office:annotation office:name="__Annotation__6_852583642"><dc:creator>Monica Weiss-Sharp</dc:creator><dc:date>2022-12-19T21:30:05</dc:date><text:p><text:span text:style-name="T8">Was this using the same variables noted in the README?</text:span></text:p></office:annotation></text:span><text:span text:style-name="T1">Statistical Modeling 1</text:span><office:annotation-end office:name="__Annotation__6_852583642"/><text:span text:style-name="T1">)</text:span></text:p>
      <text:p text:style-name="P3"/>
      <text:p text:style-name="P1"><text:span text:style-name="T1">Note: Inconclusive</text:span></text:p>
      <text:p text:style-name="P3"/>
      <text:p text:style-name="P1">Although the introduction of a public housing development does not depreciate the value of homes surrounding that development, it is fair to say that the presence of a public housing development <text:span text:style-name="T2">appears</text:span> to impact the values of homes nearby. <text:s/></text:p>
      <text:list xml:id="list3816232967" text:style-name="WWNum1">
        <text:list-item>
          <text:p text:style-name="P5">With respect to the <text:span text:style-name="T1">Outside Group</text:span>, houses in the <text:span text:style-name="T1">Pre Group</text:span> category were valued <text:span text:style-name="T1">0.06658216% more.</text:span> <text:s/></text:p>
        </text:list-item>
        <text:list-item>
          <text:p text:style-name="P5">With respect to the <text:span text:style-name="T1">Outside Group</text:span>, <text:s/>houses in the <text:span text:style-name="T1">Post Group</text:span> category were valued <text:span text:style-name="T1">2.982615% less.</text:span> <text:s/></text:p>
        </text:list-item>
      </text:list>
      <text:p text:style-name="P1"/>
      <text:p text:style-name="P1">The log differences between the Pre and Post group seem to indicate a <text:span text:style-name="T1">3.05%</text:span> decrease in value over the course of 10 years. <text:s/></text:p>
      <text:p text:style-name="P1"/>
      <text:p text:style-name="P1"><text:span text:style-name="T1">However</text:span>, when considering the standard error of the estimated difference between Pre and Post groups (<text:span text:style-name="T1">SEE = 0.0134</text:span>) <text:s/>against the point estimate of the Pre &amp; Post coefficients ( <text:span text:style-name="T1">-0.0053</text:span>), we find that the differences in coefficients are <text:span text:style-name="T1">not statistically significant.</text:span></text:p>
      <text:p text:style-name="P3"/>
      <text:p text:style-name="P1">We cannot conclude that the measured decrease in property values is statistically significant based on year.</text:p>
      <text:p text:style-name="P1"><text:a xlink:type="simple" xlink:href="https://files.slack.com/files-pri/T03F2SDTJ-F04G3PLRM1P/screenshot_from_2022-12-18_09-18-37.png" text:style-name="ListLabel_20_10" text:visited-style-name="ListLabel_20_10"/></text:p>
      <text:p text:style-name="P1"><text:a xlink:type="simple" xlink:href="https://files.slack.com/files-pri/T03F2SDTJ-F04G3PLRM1P/screenshot_from_2022-12-18_09-18-37.png" text:style-name="ListLabel_20_10" text:visited-style-name="ListLabel_20_10"/></text:p>
      <text:p text:style-name="P1"><draw:rect text:anchor-type="as-char" style:rel-width="100%" draw:z-index="1" draw:style-name="gr1" draw:text-style-name="P8" svg:width="0.0012in" svg:height="0.0213in"><text:p/></draw:rect></text:p>
      <text:p text:style-name="P1"><text:soft-page-break/></text:p>
      <text:p text:style-name="P1"><text:span text:style-name="T1">Filtered for </text:span><text:span text:style-name="T1"><office:annotation office:name="__Annotation__45_852583642"><dc:creator>Monica Weiss-Sharp</dc:creator><dc:date>2022-12-19T21:30:52</dc:date><text:p><text:span text:style-name="T8">1 mile? With "near" being within 1/2 a mile?</text:span></text:p></office:annotation></text:span><text:span text:style-name="T1">distance</text:span><office:annotation-end office:name="__Annotation__45_852583642"/><text:span text:style-name="T1"> but not time (all sales) <text:s/>(</text:span><text:span text:style-name="T1"><office:annotation office:name="__Annotation__50_852583642"><dc:creator>Monica Weiss-Sharp</dc:creator><dc:date>2022-12-19T21:33:17</dc:date><text:p><text:span text:style-name="T8">What variables were incorporated into the model?</text:span></text:p></office:annotation></text:span><text:span text:style-name="T1">Statistical Modeling 2</text:span><office:annotation-end office:name="__Annotation__50_852583642"/><text:span text:style-name="T1">)</text:span></text:p>
      <text:p text:style-name="P3"/>
      <text:p text:style-name="P1"><text:span text:style-name="T1">Note: Conclusion = slight drop</text:span></text:p>
      <text:p text:style-name="P3"/>
      <text:p text:style-name="P1">Although the introduction of a public housing development does not depreciate the value of homes surrounding that development, it is fair to say that the presence of a public housing development <text:span text:style-name="T2">appears</text:span> to impact the values of homes nearby. <text:s/></text:p>
      <text:list xml:id="list180546990081564" text:continue-numbering="true" text:style-name="WWNum1">
        <text:list-item>
          <text:p text:style-name="P5">With respect to the <text:span text:style-name="T1"><office:annotation office:name="__Annotation__60_852583642"><dc:creator>Monica Weiss-Sharp</dc:creator><dc:date>2022-12-19T21:31:12</dc:date><text:p><text:span text:style-name="T8">Outside still did not distinguish between pre and post, correct?</text:span></text:p></office:annotation></text:span><text:span text:style-name="T1">Outside Group</text:span><office:annotation-end office:name="__Annotation__60_852583642"/>, houses in the <text:span text:style-name="T1">Pre Group</text:span> category were valued <text:s text:c="2"/><text:span text:style-name="T1"><text:s/></text:span><text:span text:style-name="T1"><office:annotation office:name="__Annotation__68_852583642"><dc:creator>Monica Weiss-Sharp</dc:creator><dc:date>2022-12-19T21:32:52</dc:date><text:p><text:span text:style-name="T8">So this model said that the houses near the site of the AHD that sold more than 2 years before the start of service were HIGHER in value than the "outside" group when controlling for other variables???</text:span></text:p></office:annotation></text:span><text:span text:style-name="T1">2.234601% more</text:span><office:annotation-end office:name="__Annotation__68_852583642"/><text:span text:style-name="T1">.</text:span> <text:s/></text:p>
        </text:list-item>
        <text:list-item>
          <text:p text:style-name="P5">With respect to the <text:span text:style-name="T1">Outside Group</text:span>, <text:s/>houses in the <text:span text:style-name="T1">Post Group</text:span> category were valued <text:span text:style-name="T1">3.316749% less.</text:span> <text:s/></text:p>
        </text:list-item>
      </text:list>
      <text:p text:style-name="P1"/>
      <text:p text:style-name="P1"/>
      <text:p text:style-name="P1"/>
      <text:p text:style-name="P1">The log differences between the Pre and Post group seem to indicate a <text:span text:style-name="T1">5.55%</text:span> decrease in value over the course of the dataset. <text:s/></text:p>
      <text:p text:style-name="P1"/>
      <text:p text:style-name="P3"/>
      <text:p text:style-name="P1">We can conclude . . . </text:p>
      <text:p text:style-name="P1"/>
      <text:p text:style-name="P1"><draw:rect text:anchor-type="as-char" style:rel-width="100%" draw:z-index="2" draw:style-name="gr1" draw:text-style-name="P8" svg:width="0.0012in" svg:height="0.0213in"><text:p/></draw:rect></text:p>
      <text:p text:style-name="P1"/>
      <text:p text:style-name="P1"><text:span text:style-name="T1"><office:annotation office:name="__Annotation__86_852583642"><dc:creator>Monica Weiss-Sharp</dc:creator><dc:date>2022-12-19T21:33:58</dc:date><text:p><text:span text:style-name="T8">Is this filtering down to only specific apns that sold both before and after the development went into place?</text:span></text:p><text:p><text:span text:style-name="T8">Did this eliminate the "mid" group? Or is it still in there?</text:span></text:p></office:annotation></text:span><text:span text:style-name="T1">Pre/Post model</text:span><office:annotation-end office:name="__Annotation__86_852583642"/><text:span text:style-name="T1">:</text:span></text:p>
      <text:p text:style-name="P1">When compared to the <office:annotation office:name="__Annotation__92_852583642"><dc:creator>Monica Weiss-Sharp</dc:creator><dc:date>2022-12-19T21:34:23</dc:date><text:p><text:span text:style-name="T8">Is the target variable now rate of appreciation instead of sale amount?</text:span></text:p></office:annotation>market appreciation rate<office:annotation-end office:name="__Annotation__92_852583642"/> of homes sold in the greater metropolitan Nashville area, <office:annotation office:name="__Annotation__97_852583642"><dc:creator>Monica Weiss-Sharp</dc:creator><dc:date>2022-12-19T21:37:04</dc:date><text:p><text:span text:style-name="T8">How was this determined?</text:span></text:p></office:annotation>homes within a 1.5 mile radius of a public housing development appear to appreciate at a slightly higher rate than than homes located<office:annotation-end office:name="__Annotation__97_852583642"/> </text:p>
      <text:p text:style-name="P1"/>
      <text:p text:style-name="P1"><text:soft-page-break/><office:annotation office:name="__Annotation__102_852583642"><dc:creator>Monica Weiss-Sharp</dc:creator><dc:date>2022-12-19T21:34:47</dc:date><text:p><text:span text:style-name="T8">What were all the variables included?</text:span></text:p></office:annotation>Control Variables<office:annotation-end office:name="__Annotation__102_852583642"/>: <text:s/>size of property, age of property, <text:s/></text:p>
      <text:p text:style-name="P1"/>
      <text:p text:style-name="P1"/>
      <text:p text:style-name="P1"/>
      <text:p text:style-name="P1"/>
      <text:p text:style-name="P1"/>
      <text:p text:style-name="P1"><text:span text:style-name="T1">Comparing the inner 0.5 miles to the outside group (</text:span><text:span text:style-name="T1"><office:annotation office:name="__Annotation__108_852583642"><dc:creator>Monica Weiss-Sharp</dc:creator><dc:date>2022-12-19T21:35:27</dc:date><text:p><text:span text:style-name="T8">So this model looked at 0.5 up to either 1.0 or 1.5?</text:span></text:p></office:annotation></text:span><text:span text:style-name="T1">those more than ½ mile away</text:span><office:annotation-end office:name="__Annotation__108_852583642"/><text:span text:style-name="T1">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6"><text:span text:style-name="T1">Radius</text:span></text:p>
          </table:table-cell>
          <table:table-cell table:style-name="Table1.A1" office:value-type="string">
            <text:p text:style-name="P6"><text:span text:style-name="T1">Time Frame</text:span></text:p>
          </table:table-cell>
          <table:table-cell table:style-name="Table1.A1" office:value-type="string">
            <text:p text:style-name="P6">Beforehand, homes sold for ___ compared to the outside group.</text:p>
          </table:table-cell>
          <table:table-cell table:style-name="Table1.A1" office:value-type="string">
            <text:p text:style-name="P2">Afterwards, homes sold for ___ compared to the outside group.</text:p>
          </table:table-cell>
          <table:table-cell table:style-name="Table1.A1" office:value-type="string">
            <text:p text:style-name="P6">After accounting for the overall growth over time, this represents a ____ relative change.</text:p>
          </table:table-cell>
        </table:table-row>
        <table:table-row table:style-name="Table1.1">
          <table:table-cell table:style-name="Table1.A1" office:value-type="string">
            <text:p text:style-name="P6"><office:annotation office:name="__Annotation__121_852583642"><dc:creator>Tim Claytor</dc:creator><dc:date>2022-12-20T00:12:03</dc:date><text:p><text:span text:style-name="T8">1 mile</text:span></text:p></office:annotation><office:annotation office:name="__Annotation__119_852583642"><dc:creator>Monica Weiss-Sharp</dc:creator><dc:date>2022-12-19T21:55:54</dc:date><text:p><text:span text:style-name="T8">I think we just need to decide whether 1 mile or 1.5 miles is the meaningful cutoff and stick with that</text:span></text:p></office:annotation>1 mile<office:annotation-end office:name="__Annotation__119_852583642"/><office:annotation-end office:name="__Annotation__121_852583642"/></text:p>
          </table:table-cell>
          <table:table-cell table:style-name="Table1.A1" office:value-type="string">
            <text:p text:style-name="P6">Unrestricted</text:p>
          </table:table-cell>
          <table:table-cell table:style-name="Table1.A1" office:value-type="string">
            <text:p text:style-name="P6">94.5%</text:p>
            <text:p text:style-name="P6">(93.8%, 95.2%)</text:p>
          </table:table-cell>
          <table:table-cell table:style-name="Table1.A1" office:value-type="string">
            <text:p text:style-name="P6"><text:span text:style-name="T3">92.8%</text:span></text:p>
            <text:p text:style-name="P6"><text:span text:style-name="T3">(91.2%, 94.4%)</text:span></text:p>
          </table:table-cell>
          <table:table-cell table:style-name="Table1.A1" office:value-type="string">
            <text:p text:style-name="P6">-1.9%</text:p>
            <text:p text:style-name="P6">(-3.9%, 0.2%)</text:p>
            <text:p text:style-name="P6">Marginally statistically significant.</text:p>
          </table:table-cell>
        </table:table-row>
        <table:table-row table:style-name="Table1.1">
          <table:table-cell table:style-name="Table1.A1" office:value-type="string">
            <text:p text:style-name="P6"><text:span text:style-name="T5">1 mile</text:span></text:p>
          </table:table-cell>
          <table:table-cell table:style-name="Table1.A1" office:value-type="string">
            <text:p text:style-name="P6"><text:span text:style-name="T5"><office:annotation office:name="__Annotation__137_852583642"><dc:creator>Tim Claytor</dc:creator><dc:date>2022-12-20T00:38:14</dc:date><text:p><text:span text:style-name="T8">I don't know why we would.  But I won't discuss them at length.</text:span></text:p></office:annotation></text:span><text:span text:style-name="T5"><office:annotation office:name="__Annotation__135_852583642"><dc:creator>Monica Weiss-Sharp</dc:creator><dc:date>2022-12-19T21:55:08</dc:date><text:p><text:span text:style-name="T8">I think we should throw these models out</text:span></text:p></office:annotation></text:span><text:span text:style-name="T5">5 years before to 5 years after</text:span><office:annotation-end office:name="__Annotation__135_852583642"/><office:annotation-end office:name="__Annotation__137_852583642"/></text:p>
          </table:table-cell>
          <table:table-cell table:style-name="Table1.A1" office:value-type="string">
            <text:p text:style-name="P6"><text:span text:style-name="T5">94.7%</text:span></text:p>
            <text:p text:style-name="P6"><text:span text:style-name="T5">(93.4%, 96.0%)</text:span></text:p>
          </table:table-cell>
          <table:table-cell table:style-name="Table1.A1" office:value-type="string">
            <text:p text:style-name="P6"><text:span text:style-name="T5">93.1%</text:span></text:p>
            <text:p text:style-name="P6"><text:span text:style-name="T5">(91.0%, 95.2%)</text:span></text:p>
          </table:table-cell>
          <table:table-cell table:style-name="Table1.A1" office:value-type="string">
            <text:p text:style-name="P6"><text:span text:style-name="T5">-1.7%</text:span></text:p>
            <text:p text:style-name="P6"><text:span text:style-name="T5">(-4.7%, 1.4%)</text:span></text:p>
            <text:p text:style-name="P6"><text:span text:style-name="T6">Not statistically significant</text:span><text:span text:style-name="T5">.</text:span></text:p>
          </table:table-cell>
        </table:table-row>
        <table:table-row table:style-name="Table1.1">
          <table:table-cell table:style-name="Table1.A1" office:value-type="string">
            <text:p text:style-name="P6">1.5 miles</text:p>
          </table:table-cell>
          <table:table-cell table:style-name="Table1.A1" office:value-type="string">
            <text:p text:style-name="P6">Unrestricted</text:p>
          </table:table-cell>
          <table:table-cell table:style-name="Table1.A1" office:value-type="string">
            <text:p text:style-name="P6">92.6%</text:p>
            <text:p text:style-name="P6">(92.0%, 93.2%)</text:p>
          </table:table-cell>
          <table:table-cell table:style-name="Table1.A1" office:value-type="string">
            <text:p text:style-name="P6">92.6%</text:p>
            <text:p text:style-name="P6">(91.4%, 93.9%)</text:p>
          </table:table-cell>
          <table:table-cell table:style-name="Table1.A1" office:value-type="string">
            <text:p text:style-name="P6">0.03%</text:p>
            <text:p text:style-name="P6">(-1.6%, 1.7%)</text:p>
            <text:p text:style-name="P6">Not statistically significant.</text:p>
          </table:table-cell>
        </table:table-row>
        <table:table-row table:style-name="Table1.1">
          <table:table-cell table:style-name="Table1.A1" office:value-type="string">
            <text:p text:style-name="P2">1.5 miles</text:p>
          </table:table-cell>
          <table:table-cell table:style-name="Table1.A1" office:value-type="string">
            <text:p text:style-name="P2">5 years before to 5 years after</text:p>
          </table:table-cell>
          <table:table-cell table:style-name="Table1.A1" office:value-type="string">
            <text:p text:style-name="P2">91.8%</text:p>
            <text:p text:style-name="P2">(90.7%, 92.9%)</text:p>
          </table:table-cell>
          <table:table-cell table:style-name="Table1.A1" office:value-type="string">
            <text:p text:style-name="P2">91.3%</text:p>
            <text:p text:style-name="P2">(89.7%, 93.0%)</text:p>
          </table:table-cell>
          <table:table-cell table:style-name="Table1.A1" office:value-type="string">
            <text:p text:style-name="P2">-0.5%</text:p>
            <text:p text:style-name="P2">(-2.9%, 2.0%)</text:p>
            <text:p text:style-name="P2">Not statistically significant</text:p>
          </table:table-cell>
        </table:table-row>
      </table:table>
      <text:p text:style-name="P1"/>
      <text:p text:style-name="P1"><text:span text:style-name="T1">Comparing the inner 0.1 miles to the outside group (</text:span><text:span text:style-name="T1"><office:annotation office:name="__Annotation__221_852583642"><dc:creator>Tim Claytor</dc:creator><dc:date>2022-12-20T00:35:16</dc:date><text:p><text:span text:style-name="T8">I believe so, yes (if we're sticking with 1 mile model).  The experimental group is 0.1 miles and closer.  The control group is between .5 and 1 mile away.</text:span></text:p></office:annotation></text:span><text:span text:style-name="T1"><office:annotation office:name="__Annotation__219_852583642"><dc:creator>Monica Weiss-Sharp</dc:creator><dc:date>2022-12-19T21:37:54</dc:date><text:p><text:span text:style-name="T8">So this is keeping the "outside" group the same as the above model, not adjusting to include the homes between 0.1 and 0.5 miles away?</text:span></text:p></office:annotation></text:span><text:span text:style-name="T1">those more than ½ mile away</text:span><office:annotation-end office:name="__Annotation__219_852583642"/><office:annotation-end office:name="__Annotation__221_852583642"/><text:span text:style-name="T1">)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office:value-type="string">
            <text:p text:style-name="P2"><text:span text:style-name="T1">Radius</text:span></text:p>
          </table:table-cell>
          <table:table-cell table:style-name="Table2.A1" office:value-type="string">
            <text:p text:style-name="P2"><text:span text:style-name="T1">Time Frame</text:span></text:p>
          </table:table-cell>
          <table:table-cell table:style-name="Table2.A1" office:value-type="string">
            <text:p text:style-name="P2">Beforehand, homes sold for ___ compared to the outside group.</text:p>
          </table:table-cell>
          <table:table-cell table:style-name="Table2.A1" office:value-type="string">
            <text:p text:style-name="P2">Afterwards, homes sold for ___ compared to the outside group.</text:p>
          </table:table-cell>
          <table:table-cell table:style-name="Table2.A1" office:value-type="string">
            <text:p text:style-name="P2">After accounting for the overall growth over time, this represents a ____ relative change.</text:p>
          </table:table-cell>
        </table:table-row>
        <table:table-row table:style-name="Table2.1">
          <table:table-cell table:style-name="Table2.A1" office:value-type="string">
            <text:p text:style-name="P2"><text:span text:style-name="T5">1 mile</text:span></text:p>
          </table:table-cell>
          <table:table-cell table:style-name="Table2.A1" office:value-type="string">
            <text:p text:style-name="P2"><text:span text:style-name="T5">Unrestricted</text:span></text:p>
          </table:table-cell>
          <table:table-cell table:style-name="Table2.A1" office:value-type="string">
            <text:p text:style-name="P2"><text:span text:style-name="T5">95.4%</text:span></text:p>
            <text:p text:style-name="P2"><text:span text:style-name="T5">(91.8%, 99.1%)</text:span></text:p>
          </table:table-cell>
          <table:table-cell table:style-name="Table2.A1" office:value-type="string">
            <text:p text:style-name="P2"><text:span text:style-name="T4">87.2%</text:span></text:p>
            <text:p text:style-name="P2"><text:span text:style-name="T4">(83.9%, 90.7%)</text:span></text:p>
          </table:table-cell>
          <table:table-cell table:style-name="Table2.A1" office:value-type="string">
            <text:p text:style-name="P2"><text:span text:style-name="T5">-8.6%</text:span></text:p>
            <text:p text:style-name="P2"><text:span text:style-name="T5">(-13.5%, -3.3%)<text:line-break/>Statistically Significant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5">1 mile</text:span></text:p>
          </table:table-cell>
          <table:table-cell table:style-name="Table2.A1" office:value-type="string">
            <text:p text:style-name="P2"><text:span text:style-name="T5">5 years before to 5 years after</text:span></text:p>
          </table:table-cell>
          <table:table-cell table:style-name="Table2.A1" office:value-type="string">
            <text:p text:style-name="P2"><text:span text:style-name="T5">95.2%</text:span></text:p>
            <text:p text:style-name="P2"><text:span text:style-name="T5">(89.1%, 102%)</text:span></text:p>
          </table:table-cell>
          <table:table-cell table:style-name="Table2.A1" office:value-type="string">
            <text:p text:style-name="P2"><text:span text:style-name="T5">86.3%</text:span></text:p>
            <text:p text:style-name="P2"><text:span text:style-name="T5">(81.1%, 91.8%)</text:span></text:p>
          </table:table-cell>
          <table:table-cell table:style-name="Table2.A1" office:value-type="string">
            <text:p text:style-name="P2"><text:span text:style-name="T5">-9.4%</text:span></text:p>
            <text:p text:style-name="P2"><text:span text:style-name="T5">(-17.4%, -0.6%)</text:span></text:p>
            <text:p text:style-name="P2"><text:span text:style-name="T5">Statistically significant.</text:span></text:p>
          </table:table-cell>
        </table:table-row>
        <table:table-row table:style-name="Table2.1">
          <table:table-cell table:style-name="Table2.A1" office:value-type="string">
            <text:p text:style-name="P2">1.5 miles</text:p>
          </table:table-cell>
          <table:table-cell table:style-name="Table2.A1" office:value-type="string">
            <text:p text:style-name="P2">Unrestricted</text:p>
          </table:table-cell>
          <table:table-cell table:style-name="Table2.A1" office:value-type="string">
            <text:p text:style-name="P2">93.2%</text:p>
            <text:p text:style-name="P2">(89.9%, 96.7%)</text:p>
          </table:table-cell>
          <table:table-cell table:style-name="Table2.A1" office:value-type="string">
            <text:p text:style-name="P2">87.3%</text:p>
            <text:p text:style-name="P2">(84.2%, 90.6%)</text:p>
          </table:table-cell>
          <table:table-cell table:style-name="Table2.A1" office:value-type="string">
            <text:p text:style-name="P2">-6.3%</text:p>
            <text:p text:style-name="P2">(-11.1%, -1.3%)</text:p>
            <text:p text:style-name="P2">Statistically significant</text:p>
          </table:table-cell>
        </table:table-row>
        <table:table-row table:style-name="Table2.1">
          <table:table-cell table:style-name="Table2.A1" office:value-type="string">
            <text:p text:style-name="P2">1.5 miles</text:p>
          </table:table-cell>
          <table:table-cell table:style-name="Table2.A1" office:value-type="string">
            <text:p text:style-name="P2">5 years before to 5 years after</text:p>
          </table:table-cell>
          <table:table-cell table:style-name="Table2.A1" office:value-type="string">
            <text:p text:style-name="P2">93.2%</text:p>
            <text:p text:style-name="P2">(86.5%, 98.3%)</text:p>
          </table:table-cell>
          <table:table-cell table:style-name="Table2.A1" office:value-type="string">
            <text:p text:style-name="P2">84.2%</text:p>
            <text:p text:style-name="P2">(79.5%, 89.3%)</text:p>
          </table:table-cell>
          <table:table-cell table:style-name="Table2.A1" office:value-type="string">
            <text:p text:style-name="P2">-8.7%</text:p>
            <text:p text:style-name="P2">(-16.3%, 0.3%)</text:p>
            <text:p text:style-name="P2">Statistically significant</text:p>
          </table:table-cell>
        </table:table-row>
      </table:table>
      <text:p text:style-name="P3"/>
      <text:p text:style-name="P1"><text:soft-page-break/></text:p>
      <text:p text:style-name="P1"><text:span text:style-name="T1">Comparing 0.1 to 0.2 mile ring to the outside group (</text:span><text:span text:style-name="T1"><office:annotation office:name="__Annotation__322_852583642"><dc:creator>Tim Claytor</dc:creator><dc:date>2022-12-20T00:15:02</dc:date><text:p><text:span text:style-name="T8">We should keep the outside group consistent.  More than 1/2 mile away to 1 mile away.  As agreed, we can touch on what's happening "relatively" within this band.</text:span></text:p></office:annotation></text:span><text:span text:style-name="T1"><office:annotation office:name="__Annotation__320_852583642"><dc:creator>Monica Weiss-Sharp</dc:creator><dc:date>2022-12-19T21:38:19</dc:date><text:p><text:span text:style-name="T8">same question as above about keeping "outside" group consistent</text:span></text:p></office:annotation></text:span><text:span text:style-name="T1">those more than ½ mile away</text:span><office:annotation-end office:name="__Annotation__320_852583642"/><office:annotation-end office:name="__Annotation__322_852583642"/><text:span text:style-name="T1">)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2"><text:span text:style-name="T1">Radius</text:span></text:p>
          </table:table-cell>
          <table:table-cell table:style-name="Table3.A1" office:value-type="string">
            <text:p text:style-name="P2"><text:span text:style-name="T1">Time Frame</text:span></text:p>
          </table:table-cell>
          <table:table-cell table:style-name="Table3.A1" office:value-type="string">
            <text:p text:style-name="P2">Beforehand, homes sold for ___ compared to the outside group.</text:p>
          </table:table-cell>
          <table:table-cell table:style-name="Table3.A1" office:value-type="string">
            <text:p text:style-name="P2">Afterwards, homes sold for ___ compared to the outside group.</text:p>
          </table:table-cell>
          <table:table-cell table:style-name="Table3.A1" office:value-type="string">
            <text:p text:style-name="P2">After accounting for the overall growth over time, this represents a ____ relative change.</text:p>
          </table:table-cell>
        </table:table-row>
        <table:table-row table:style-name="Table3.1">
          <table:table-cell table:style-name="Table3.A1" office:value-type="string">
            <text:p text:style-name="P2"><text:span text:style-name="T5">1 mile</text:span></text:p>
          </table:table-cell>
          <table:table-cell table:style-name="Table3.A1" office:value-type="string">
            <text:p text:style-name="P2"><text:span text:style-name="T5">Unrestricted</text:span></text:p>
          </table:table-cell>
          <table:table-cell table:style-name="Table3.A1" office:value-type="string">
            <text:p text:style-name="P2"><text:span text:style-name="T5">97.4%</text:span></text:p>
            <text:p text:style-name="P2"><text:span text:style-name="T5">(95.5%, 99.3%)</text:span></text:p>
          </table:table-cell>
          <table:table-cell table:style-name="Table3.A1" office:value-type="string">
            <text:p text:style-name="P2"><text:span text:style-name="T4">94.2%</text:span></text:p>
            <text:p text:style-name="P2"><text:span text:style-name="T4">(91.9%, 96.5%)</text:span></text:p>
          </table:table-cell>
          <table:table-cell table:style-name="Table3.A1" office:value-type="string">
            <text:p text:style-name="P2"><text:span text:style-name="T5">-3.3%</text:span></text:p>
            <text:p text:style-name="P2"><text:span text:style-name="T5">(-6.4%, -0.09%)</text:span></text:p>
            <text:p text:style-name="P2"><text:span text:style-name="T5">Marginally statistically significant.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5">1 mile</text:span></text:p>
          </table:table-cell>
          <table:table-cell table:style-name="Table3.A1" office:value-type="string">
            <text:p text:style-name="P2"><text:span text:style-name="T5">5 years before to 5 years after</text:span></text:p>
          </table:table-cell>
          <table:table-cell table:style-name="Table3.A1" office:value-type="string">
            <text:p text:style-name="P2"><text:span text:style-name="T5">101%</text:span></text:p>
            <text:p text:style-name="P2"><text:span text:style-name="T5">(97.9%, 105.2%)</text:span></text:p>
          </table:table-cell>
          <table:table-cell table:style-name="Table3.A1" office:value-type="string">
            <text:p text:style-name="P2"><text:span text:style-name="T5">92.0%</text:span></text:p>
            <text:p text:style-name="P2"><text:span text:style-name="T5">(88.7%, 95.3%)</text:span></text:p>
          </table:table-cell>
          <table:table-cell table:style-name="Table3.A1" office:value-type="string">
            <text:p text:style-name="P2"><text:span text:style-name="T5">-9.4%</text:span></text:p>
            <text:p text:style-name="P2"><text:span text:style-name="T5">(-14.1%, -4.4%)</text:span></text:p>
            <text:p text:style-name="P2"><text:span text:style-name="T5">Statistically significant.</text:span></text:p>
          </table:table-cell>
        </table:table-row>
        <table:table-row table:style-name="Table3.1">
          <table:table-cell table:style-name="Table3.A1" office:value-type="string">
            <text:p text:style-name="P2">1.5 miles</text:p>
          </table:table-cell>
          <table:table-cell table:style-name="Table3.A1" office:value-type="string">
            <text:p text:style-name="P2">Unrestricted</text:p>
          </table:table-cell>
          <table:table-cell table:style-name="Table3.A1" office:value-type="string">
            <text:p text:style-name="P2">95.3%</text:p>
            <text:p text:style-name="P2">(93.6%, 97.1%)</text:p>
          </table:table-cell>
          <table:table-cell table:style-name="Table3.A1" office:value-type="string">
            <text:p text:style-name="P2">94.3%</text:p>
            <text:p text:style-name="P2">(92.3%, 96.3%)</text:p>
          </table:table-cell>
          <table:table-cell table:style-name="Table3.A1" office:value-type="string">
            <text:p text:style-name="P2">-1.1%</text:p>
            <text:p text:style-name="P2">(-3.9%, 1.9%)</text:p>
            <text:p text:style-name="P2">Not statistically significant.</text:p>
          </table:table-cell>
        </table:table-row>
        <table:table-row table:style-name="Table3.1">
          <table:table-cell table:style-name="Table3.A1" office:value-type="string">
            <text:p text:style-name="P2">1.5 miles</text:p>
          </table:table-cell>
          <table:table-cell table:style-name="Table3.A1" office:value-type="string">
            <text:p text:style-name="P2">5 years before to 5 years after</text:p>
          </table:table-cell>
          <table:table-cell table:style-name="Table3.A1" office:value-type="string">
            <text:p text:style-name="P2">98.8%</text:p>
            <text:p text:style-name="P2">(95.5%, 102%)</text:p>
          </table:table-cell>
          <table:table-cell table:style-name="Table3.A1" office:value-type="string">
            <text:p text:style-name="P2">90.6%</text:p>
            <text:p text:style-name="P2">(87.7%, 93.6%)</text:p>
          </table:table-cell>
          <table:table-cell table:style-name="Table3.A1" office:value-type="string">
            <text:p text:style-name="P2">-8.3%</text:p>
            <text:p text:style-name="P2">(-12.6%, -3.8%)</text:p>
            <text:p text:style-name="P2">Statistically significant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ff0000" style:text-underline-style="solid" style:text-underline-width="auto" style:text-underline-color="font-color"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WORK IN PROGRESS</text:span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4" meta:paragraph-count="148" meta:word-count="704" meta:character-count="4361" meta:non-whitespace-character-count="3778"/>
    <meta:generator>LibreOfficeDev/6.0.5.2$Linux_X86_64 LibreOffice_project/</meta:generator>
  </office:meta>
</office:document-meta>
</file>